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16pt" fo:font-weight="bold" officeooo:rsid="0013c450" officeooo:paragraph-rsid="0013c450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4e463" officeooo:paragraph-rsid="0014e463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3c450" style:font-size-asian="12pt" style:font-size-complex="12pt"/>
    </style:style>
    <style:style style:name="P4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4e463" officeooo:paragraph-rsid="0014e46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82f48" officeooo:paragraph-rsid="0013c45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8926e" officeooo:paragraph-rsid="0018926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bold" officeooo:rsid="0014e463" officeooo:paragraph-rsid="0014e46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Noto Sans" officeooo:rsid="000f13f7" officeooo:paragraph-rsid="0013c450"/>
    </style:style>
    <style:style style:name="P9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bold" officeooo:rsid="0014e463" officeooo:paragraph-rsid="0014e463" style:font-size-asian="12pt" style:font-weight-asian="bold" style:font-size-complex="12pt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2f48" style:font-size-asian="12pt" style:font-size-complex="12pt"/>
    </style:style>
    <style:style style:name="T3" style:family="text">
      <style:text-properties officeooo:rsid="00182f48"/>
    </style:style>
    <style:style style:name="T4" style:family="text">
      <style:text-properties officeooo:rsid="0017b0cb"/>
    </style:style>
    <style:style style:name="T5" style:family="text">
      <style:text-properties officeooo:rsid="0018926e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Abastos – DAW 7K</text:p>
      <text:p text:style-name="P3">Proyecto Integrador</text:p>
      <text:p text:style-name="P3">Grupo:</text:p>
      <text:p text:style-name="P3"><text:tab/>Brandon Acapa</text:p>
      <text:p text:style-name="P3"><text:tab/>Rocio Garcia</text:p>
      <text:p text:style-name="P3"><text:tab/>Diego Ramirez</text:p>
      <text:p text:style-name="P3"><text:tab/>Oscar Pereira</text:p>
      <text:p text:style-name="P8"/>
      <text:p text:style-name="P8">VOLUNTAPP</text:p>
      <text:p text:style-name="P1"><text:span text:style-name="T3">V</text:span>aloracion Sprint</text:p>
      <text:p text:style-name="P5"/>
      <text:p text:style-name="P7">Sprint #<text:span text:style-name="T4">1</text:span></text:p>
      <text:p text:style-name="P7">Objetivo: </text:p>
      <text:p text:style-name="P4">El objetivo de nuestro Sprint #1 es el de crear lo que sera la landing page de nuestra pagina y dotarla de las funcionalidades básicas de autentificación y registro de los usuarios.</text:p>
      <text:p text:style-name="P4"/>
      <text:p text:style-name="P2"><draw:line text:anchor-type="paragraph" draw:z-index="0" draw:name="Horizontal line 1" draw:style-name="gr1" draw:text-style-name="P10" svg:x1="-0.346cm" svg:y1="0.111cm" svg:x2="17.496cm" svg:y2="0.166cm"><text:p/></draw:line><text:span text:style-name="T1"/></text:p>
      <text:p text:style-name="P2"><text:span text:style-name="T1">Alumno: </text:span><text:span text:style-name="T2">Rocio García</text:span></text:p>
      <text:p text:style-name="P4">Nota: <text:span text:style-name="T5">10</text:span></text:p>
      <text:p text:style-name="P4">Comentario:</text:p>
      <text:p text:style-name="P6">El look &amp; feel, y el diseño en general, es muy emocionante, la elección de colores, formas y el sentimiento en general es una tarea compleja, pero con todo eso, estamos logrando un look sobrio y una interfaz intuitiva.</text:p>
      <text:p text:style-name="P4"/>
      <text:p text:style-name="P2"><draw:line text:anchor-type="paragraph" draw:z-index="1" draw:name="Horizontal line 2" draw:style-name="gr1" draw:text-style-name="P10" svg:x1="-0.346cm" svg:y1="0.111cm" svg:x2="17.496cm" svg:y2="0.166cm"><text:p/></draw:line><text:span text:style-name="T1"/></text:p>
      <text:p text:style-name="P2"><text:span text:style-name="T1">Alumno: </text:span><text:span text:style-name="T2">Diego Ramirez</text:span></text:p>
      <text:p text:style-name="P4">Nota: <text:span text:style-name="T5">7.5</text:span></text:p>
      <text:p text:style-name="P4">Comentario:</text:p>
      <text:p text:style-name="P6">Aprender Angular es complicado, pero me gusta afrontar nuevos retos.</text:p>
      <text:p text:style-name="P4"/>
      <text:p text:style-name="P2"><draw:line text:anchor-type="paragraph" draw:z-index="2" draw:name="Horizontal line 3" draw:style-name="gr1" draw:text-style-name="P10" svg:x1="-0.346cm" svg:y1="0.111cm" svg:x2="17.496cm" svg:y2="0.166cm"><text:p/></draw:line><text:span text:style-name="T1"/></text:p>
      <text:p text:style-name="P2"><text:span text:style-name="T1">Alumno: </text:span><text:span text:style-name="T2">Oscar Pereira</text:span></text:p>
      <text:p text:style-name="P4">Nota: <text:span text:style-name="T5">10</text:span></text:p>
      <text:p text:style-name="P4">Comentario:</text:p>
      <text:p text:style-name="P6">Compaginar el desarrollo con el rol de Scrum Master resulta un reto interesante, aunque no lo parezca, redactar documentación es una actividad importante que requiere tiempo y esfuerzo, sin embargo, con todo ya definido es mas fácil continuar con el proyecto.</text:p>
      <text:p text:style-name="P2"><draw:line text:anchor-type="paragraph" draw:z-index="3" draw:name="Horizontal line 4" draw:style-name="gr1" draw:text-style-name="P10" svg:x1="-0.346cm" svg:y1="0.111cm" svg:x2="17.496cm" svg:y2="0.166cm"><text:p/></draw:line><text:span text:style-name="T1"/></text:p>
      <text:p text:style-name="P4">Alumno: Brandon Acapa</text:p>
      <text:p text:style-name="P4">Nota: <text:span text:style-name="T5">7.5</text:span></text:p>
      <text:p text:style-name="P4">Comentario:</text:p>
      <text:p text:style-name="P6"><text:soft-page-break/>Aplicar los estilos en la landing page fue interesante, aprendí muchísimo sobre Bootstrap, y esto refuerza conocimientos ya aprendidos en clas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2:21:09.792079874</meta:creation-date>
    <dc:date>2025-02-01T15:24:03.424452045</dc:date>
    <meta:editing-duration>PT10M22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2" meta:paragraph-count="28" meta:word-count="188" meta:character-count="1176" meta:non-whitespace-character-count="1010"/>
  </office:meta>
</office:document-meta>
</file>